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ListHolde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istHolde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resolveInvalidSignatureStartPa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Tests.copyPropertiesWithIgnoredNonExist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ithPrimitiveTypes.BeanWithPrimitiveTypes( boolean flag , byte byteCount , short shortCount , int intCount , long longCount , float floatCount , double doubleCount , char character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SignatureBean.overloade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UtilsTests.copyPropertiesHonorsGenericTypeMatchesFromIntegerTo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.setValue( String a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proxyOrder( Order 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Tests.instantiatePrivateClassWithPriv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Tests.copyPropertiesWithIgn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ListHolder.setList( List &lt; Number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resolveTyped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UtilsTests.spr606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ListHolder1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Bean.doSomethingWithAMultiDimensionalArray( String [ ]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mberHolder.setNumber( Number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SignatureBean.doSomethingElse( String s ,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UtilsTests.resolveSignatureWi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UtilsTests.getBeanWithPrimitiveTypes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.getLine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getFla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setFlag2( Boolean fla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IgnoresGenericsIfSourceOrTargetHasUnresolvable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AndSpecial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PrimitiveTypes.ge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WithInvali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WithNullableTypes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resolveSimple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UtilsTests.instantiateClassWithMoreArgsThan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UpperBoundedWildcardListHolde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WithDifferentType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UtilsTests.isNotSimpleProperty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DoesNotHonorGenericTypeMismatchesFromSubTypeTo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berUpperBoundedWildcardListHolder.setList( List &lt; ? extends Number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Bean.overloaded( String s ,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gerListHolder1.setList( List &lt; Integer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resolveWithAndWithoutAr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UtilsTests.isSimpleProperty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AndSpecialProperty.getSpecial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PrimitiveTypes.getFloa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FromSubTypeTo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UtilsTests.instantiateClassGivenClassWithout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thPrimitiveTypes.getShor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WithEd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ainerBean.getContained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copyPropertiesHonorsGenericTypeMatchesFromIntegerTo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UtilsTests.copyPropertiesDoesNotCopyFromSuperTypeTo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UtilsTests.copyPropertiesHonorsGenericTypeMatchesFromWildcardToWildca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AndSpecialProperty.setSpecialProperty( int special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Holder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ListHolder1.setList( List &lt; ?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assertSignatureEquals( Method desiredMethod , String sign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PrimitiveTypes.get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NullableTypes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beanPropertyIs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ithNullableTypes.is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istHolder2.setList( List &lt; Integer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resolveInvalidSignatureEndPa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ldcardListHolder1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PrimitiveTypes.getLo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ListHolder2.setList( List &lt; ?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Holder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resolveOverloaded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UtilsTests.copyPropertiesHonorsGenericTypeMatchesForUpperBounded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UtilsTests.isSimpleValueTyp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d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instantiateClassWithOptionalPrimitiv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gerHolder.setNumber( Integer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PrimitiveTypes.getDoub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PrimitiveTypes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LineItems( List &lt; String &gt; line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d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ListHolder2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instantiateClassWithFewerArgsThan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UtilsTests.instantiateClassWithOptionalNull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SignatureBean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AndSpecial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isNotSimpleValueTyp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istHolder.setList( List &lt; Lo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Tests.get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SignatureBean.doSomethingWithAnArray( String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UtilsTests.copyPropertiesDoesNotHonorGenericTypeMis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UtilsTests.copyPropertiesWithDifferentType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UtilsTests.instantiateClassGive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thNullableTypes.BeanWithNullableTypes( @ Nullable Integer counter , @ Nullable Boolean flag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UtilsTests.findEditorBy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WithPrimitiveTypes.getI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vocationHandler.OrderInvocationHandler( Order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Bean.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.setKey( String a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getFla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vocationHandler.invoke( Object proxy , Method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der.Order( String id , List &lt; String &gt; line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vateBeanWithPrivateConstructor.PrivateBeanWithPriv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d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PrimitiveTypes.is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.setFlag1( boolean fla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Bean.setContainedBeans( ContainedBean [ ] contain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ListHolder2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